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8.297cm"/>
    </style:style>
    <style:style style:name="Tableau3.B" style:family="table-column">
      <style:table-column-properties style:column-width="8.71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8.297cm"/>
    </style:style>
    <style:style style:name="Tableau4.B" style:family="table-column">
      <style:table-column-properties style:column-width="8.71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bc748" officeooo:paragraph-rsid="001bc748"/>
    </style:style>
    <style:style style:name="P3" style:family="paragraph" style:parent-style-name="Standard">
      <loext:graphic-properties draw:fill="solid" draw:fill-color="#ffcc99" draw:fill-image-width="0cm" draw:fill-image-height="0cm"/>
      <style:paragraph-properties fo:text-align="center" style:justify-single-word="false" fo:background-color="#ffcc99"/>
      <style:text-properties fo:font-size="16pt" fo:font-weight="bold" officeooo:rsid="0020805d" officeooo:paragraph-rsid="0020805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214682" officeooo:paragraph-rsid="00214682"/>
    </style:style>
    <style:style style:name="P5" style:family="paragraph" style:parent-style-name="Standard">
      <style:text-properties officeooo:rsid="00233c3e" officeooo:paragraph-rsid="0023af75"/>
    </style:style>
    <style:style style:name="P6" style:family="paragraph" style:parent-style-name="Standard">
      <style:text-properties officeooo:rsid="00233c3e" officeooo:paragraph-rsid="00233c3e"/>
    </style:style>
    <style:style style:name="P7" style:family="paragraph" style:parent-style-name="Standard">
      <style:text-properties officeooo:rsid="0025e2af" officeooo:paragraph-rsid="0025e2af"/>
    </style:style>
    <style:style style:name="P8" style:family="paragraph" style:parent-style-name="Standard">
      <style:text-properties officeooo:rsid="002a2bb5" officeooo:paragraph-rsid="002a2bb5"/>
    </style:style>
    <style:style style:name="P9" style:family="paragraph" style:parent-style-name="Standard">
      <style:text-properties officeooo:rsid="0023af75" officeooo:paragraph-rsid="0023af75"/>
    </style:style>
    <style:style style:name="P10" style:family="paragraph" style:parent-style-name="Standard">
      <style:text-properties style:text-position="0% 100%" officeooo:rsid="0035bec4" officeooo:paragraph-rsid="0035bec4"/>
    </style:style>
    <style:style style:name="P11" style:family="paragraph" style:parent-style-name="Standard">
      <style:text-properties fo:color="#2a6099" officeooo:rsid="003467f4" officeooo:paragraph-rsid="003467f4" fo:background-color="transparent"/>
    </style:style>
    <style:style style:name="P12" style:family="paragraph" style:parent-style-name="Standard">
      <style:text-properties fo:color="#2a6099" style:text-position="0% 100%" officeooo:rsid="0035bec4" officeooo:paragraph-rsid="0035bec4" fo:background-color="transparent"/>
    </style:style>
    <style:style style:name="P13" style:family="paragraph" style:parent-style-name="Standard">
      <style:text-properties officeooo:rsid="00371e81" officeooo:paragraph-rsid="00371e81"/>
    </style:style>
    <style:style style:name="P14" style:family="paragraph" style:parent-style-name="Standard">
      <loext:graphic-properties draw:fill="solid" draw:fill-color="#000000" draw:fill-image-width="0cm" draw:fill-image-height="0cm"/>
      <style:paragraph-properties fo:background-color="#000000" style:shadow="#808080 0.18cm 0.18cm"/>
      <style:text-properties style:font-name="Courier 10 Pitch" officeooo:rsid="00214682" officeooo:paragraph-rsid="00214682"/>
    </style:style>
    <style:style style:name="P15" style:family="paragraph" style:parent-style-name="Standard">
      <loext:graphic-properties draw:fill="solid" draw:fill-color="#000000" draw:fill-image-width="0cm" draw:fill-image-height="0cm"/>
      <style:paragraph-properties fo:background-color="#000000" style:shadow="#808080 0.18cm 0.18cm"/>
      <style:text-properties style:font-name="Courier 10 Pitch" officeooo:rsid="00214682" officeooo:paragraph-rsid="0025e2af"/>
    </style:style>
    <style:style style:name="P16" style:family="paragraph" style:parent-style-name="Standard">
      <loext:graphic-properties draw:fill="solid" draw:fill-color="#000000" draw:fill-image-width="0cm" draw:fill-image-height="0cm"/>
      <style:paragraph-properties fo:background-color="#000000" style:shadow="#808080 0.18cm 0.18cm"/>
      <style:text-properties style:font-name="Courier 10 Pitch" officeooo:rsid="002c1912" officeooo:paragraph-rsid="002c1912"/>
    </style:style>
    <style:style style:name="P17" style:family="paragraph" style:parent-style-name="Table_20_Contents">
      <style:paragraph-properties fo:text-align="center" style:justify-single-word="false"/>
      <style:text-properties officeooo:rsid="00214682" officeooo:paragraph-rsid="00214682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14682" officeooo:paragraph-rsid="0021468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14682" officeooo:paragraph-rsid="00233c3e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14682" officeooo:paragraph-rsid="0023af7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14682" officeooo:paragraph-rsid="0025e2a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3af75" officeooo:paragraph-rsid="0023af7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3af75" officeooo:paragraph-rsid="0025e2a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233c3e" officeooo:paragraph-rsid="00233c3e"/>
    </style:style>
    <style:style style:name="P25" style:family="paragraph" style:parent-style-name="Table_20_Contents">
      <style:paragraph-properties fo:text-align="center" style:justify-single-word="false"/>
      <style:text-properties officeooo:rsid="00233c3e" officeooo:paragraph-rsid="0023af75"/>
    </style:style>
    <style:style style:name="P26" style:family="paragraph" style:parent-style-name="Table_20_Contents">
      <style:paragraph-properties fo:text-align="start" style:justify-single-word="false"/>
      <style:text-properties officeooo:rsid="00233c3e" officeooo:paragraph-rsid="0025e2af"/>
    </style:style>
    <style:style style:name="P27" style:family="paragraph" style:parent-style-name="Table_20_Contents">
      <style:paragraph-properties fo:text-align="center" style:justify-single-word="false"/>
      <style:text-properties officeooo:rsid="0023af75" officeooo:paragraph-rsid="0023af75"/>
    </style:style>
    <style:style style:name="P28" style:family="paragraph" style:parent-style-name="Table_20_Contents">
      <style:paragraph-properties fo:text-align="center" style:justify-single-word="false"/>
      <style:text-properties officeooo:rsid="0023af75" officeooo:paragraph-rsid="0025e2af"/>
    </style:style>
    <style:style style:name="P29" style:family="paragraph" style:parent-style-name="Table_20_Contents">
      <style:paragraph-properties fo:text-align="center" style:justify-single-word="false"/>
      <style:text-properties officeooo:rsid="002512c0" officeooo:paragraph-rsid="002512c0"/>
    </style:style>
    <style:style style:name="P30" style:family="paragraph" style:parent-style-name="Table_20_Contents">
      <style:paragraph-properties fo:text-align="start" style:justify-single-word="false"/>
      <style:text-properties officeooo:rsid="0025e2af" officeooo:paragraph-rsid="0025e2af"/>
    </style:style>
    <style:style style:name="P31" style:family="paragraph" style:parent-style-name="Table_20_Contents">
      <style:paragraph-properties fo:text-align="center" style:justify-single-word="false"/>
      <style:text-properties officeooo:rsid="003467f4" officeooo:paragraph-rsid="003467f4"/>
    </style:style>
    <style:style style:name="P32" style:family="paragraph" style:parent-style-name="Table_20_Contents">
      <style:paragraph-properties fo:text-align="center" style:justify-single-word="false"/>
      <style:text-properties fo:color="#2a6099" officeooo:rsid="0035bec4" officeooo:paragraph-rsid="0035bec4"/>
    </style:style>
    <style:style style:name="P33" style:family="paragraph" style:parent-style-name="Standard" style:list-style-name="L1">
      <style:text-properties officeooo:rsid="00214682" officeooo:paragraph-rsid="00214682"/>
    </style:style>
    <style:style style:name="P34" style:family="paragraph" style:parent-style-name="Standard" style:list-style-name="L2">
      <style:text-properties officeooo:rsid="00214682" officeooo:paragraph-rsid="00214682"/>
    </style:style>
    <style:style style:name="P35" style:family="paragraph" style:parent-style-name="Standard" style:list-style-name="L3">
      <style:text-properties officeooo:rsid="00233c3e" officeooo:paragraph-rsid="00233c3e"/>
    </style:style>
    <style:style style:name="P36" style:family="paragraph" style:parent-style-name="Standard" style:list-style-name="L4">
      <style:text-properties officeooo:rsid="00233c3e" officeooo:paragraph-rsid="00233c3e"/>
    </style:style>
    <style:style style:name="P37" style:family="paragraph" style:parent-style-name="Standard" style:list-style-name="L5">
      <style:text-properties officeooo:rsid="00233c3e" officeooo:paragraph-rsid="0023af75"/>
    </style:style>
    <style:style style:name="P38" style:family="paragraph" style:parent-style-name="Standard" style:list-style-name="L6">
      <style:text-properties officeooo:rsid="0025e2af" officeooo:paragraph-rsid="0025e2af"/>
    </style:style>
    <style:style style:name="P39" style:family="paragraph" style:parent-style-name="Standard" style:list-style-name="L7">
      <style:text-properties officeooo:rsid="0025e2af" officeooo:paragraph-rsid="00371e81"/>
    </style:style>
    <style:style style:name="P40" style:family="paragraph" style:parent-style-name="Standard" style:list-style-name="L7">
      <style:text-properties officeooo:rsid="0025e2af" officeooo:paragraph-rsid="0025e2af"/>
    </style:style>
    <style:style style:name="P41" style:family="paragraph" style:parent-style-name="Standard" style:list-style-name="L8">
      <style:text-properties officeooo:rsid="0025e2af" officeooo:paragraph-rsid="0025e2af"/>
    </style:style>
    <style:style style:name="P42" style:family="paragraph" style:parent-style-name="Standard" style:list-style-name="L7">
      <style:text-properties officeooo:rsid="00371e81" officeooo:paragraph-rsid="00371e81"/>
    </style:style>
    <style:style style:name="P43" style:family="paragraph" style:parent-style-name="Standard" style:list-style-name="L7">
      <style:text-properties officeooo:rsid="002894c4" officeooo:paragraph-rsid="002894c4"/>
    </style:style>
    <style:style style:name="P44" style:family="paragraph" style:parent-style-name="Standard" style:list-style-name="L9">
      <style:text-properties officeooo:rsid="002a2bb5" officeooo:paragraph-rsid="002a2bb5"/>
    </style:style>
    <style:style style:name="P45" style:family="paragraph" style:parent-style-name="Standard" style:list-style-name="L10">
      <style:text-properties officeooo:rsid="002a2bb5" officeooo:paragraph-rsid="002a2bb5"/>
    </style:style>
    <style:style style:name="P46" style:family="paragraph" style:parent-style-name="Standard">
      <style:text-properties fo:color="#2a6099" officeooo:rsid="00371e81" officeooo:paragraph-rsid="00371e81"/>
    </style:style>
    <style:style style:name="P47" style:family="paragraph" style:parent-style-name="Standard">
      <style:text-properties fo:color="#2a6099" officeooo:rsid="0038a23b" officeooo:paragraph-rsid="0038a23b"/>
    </style:style>
    <style:style style:name="P48" style:family="paragraph" style:parent-style-name="Standard">
      <style:text-properties fo:color="#2a6099" style:text-position="0% 100%" officeooo:rsid="0038a23b" officeooo:paragraph-rsid="0038a23b"/>
    </style:style>
    <style:style style:name="P49" style:family="paragraph" style:parent-style-name="Standard">
      <style:text-properties fo:color="#2a6099" style:text-position="0% 100%" officeooo:rsid="00391628" officeooo:paragraph-rsid="00391628"/>
    </style:style>
    <style:style style:name="P50" style:family="paragraph" style:parent-style-name="Standard" style:list-style-name="L7">
      <style:paragraph-properties fo:break-before="page"/>
      <style:text-properties officeooo:rsid="0025e2af" officeooo:paragraph-rsid="0025e2af"/>
    </style:style>
    <style:style style:name="T1" style:family="text">
      <style:text-properties style:text-position="sub 58%"/>
    </style:style>
    <style:style style:name="T2" style:family="text">
      <style:text-properties officeooo:rsid="00233c3e"/>
    </style:style>
    <style:style style:name="T3" style:family="text">
      <style:text-properties officeooo:rsid="0023af75"/>
    </style:style>
    <style:style style:name="T4" style:family="text">
      <style:text-properties officeooo:rsid="0025e2af"/>
    </style:style>
    <style:style style:name="T5" style:family="text">
      <style:text-properties officeooo:rsid="002e65c1"/>
    </style:style>
    <style:style style:name="T6" style:family="text">
      <style:text-properties fo:color="#ff00cc"/>
    </style:style>
    <style:style style:name="T7" style:family="text">
      <style:text-properties officeooo:rsid="00310027"/>
    </style:style>
    <style:style style:name="T8" style:family="text">
      <style:text-properties fo:color="#2a6099"/>
    </style:style>
    <style:style style:name="T9" style:family="text">
      <style:text-properties fo:color="#2a6099" officeooo:rsid="0033068f"/>
    </style:style>
    <style:style style:name="T10" style:family="text">
      <style:text-properties fo:color="#2a6099" officeooo:rsid="003467f4"/>
    </style:style>
    <style:style style:name="T11" style:family="text">
      <style:text-properties fo:color="#2a6099" officeooo:rsid="00371e81"/>
    </style:style>
    <style:style style:name="T12" style:family="text">
      <style:text-properties fo:color="#2a6099" officeooo:rsid="0039460f"/>
    </style:style>
    <style:style style:name="T13" style:family="text">
      <style:text-properties fo:background-color="#ffff00" loext:char-shading-value="0"/>
    </style:style>
    <style:style style:name="T14" style:family="text">
      <style:text-properties fo:color="#ff0000" officeooo:rsid="00371e81"/>
    </style:style>
    <style:style style:name="T15" style:family="text">
      <style:text-properties fo:color="#ff0000" officeooo:rsid="0025e2af"/>
    </style:style>
    <style:style style:name="T16" style:family="text">
      <style:text-properties officeooo:rsid="0038a23b"/>
    </style:style>
    <style:style style:name="T17" style:family="text">
      <style:text-properties officeooo:rsid="003916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édicats et structures conditionnelles</text:p>
      <text:p text:style-name="P2"/>
      <text:p text:style-name="P2"/>
      <text:p text:style-name="P2"/>
      <text:list xml:id="list2906013484" text:style-name="L1">
        <text:list-item>
          <text:p text:style-name="P33">Rappelez les 3 types de structures conditionnelles en algorithmique (pas en C).</text:p>
        </text:list-item>
      </text:list>
      <text:p text:style-name="P4"/>
      <text:p text:style-name="P4"><text:tab/><text:span text:style-name="T12">Si Alors FinSi</text:span><text:span text:style-name="T9">, </text:span><text:span text:style-name="T12">Cas Parmi</text:span><text:span text:style-name="T9">, Si alors sinon Fin si.</text:span></text:p>
      <text:p text:style-name="P4"/>
      <text:list xml:id="list154639037913845" text:continue-numbering="true" text:style-name="L1">
        <text:list-item>
          <text:p text:style-name="P33">Rappelez ce qu'est un <text:span text:style-name="T5">prédicat</text:span> et quelles valeurs il peut prendre.</text:p>
        </text:list-item>
      </text:list>
      <text:p text:style-name="P4"/>
      <text:p text:style-name="P4"><text:tab/><text:span text:style-name="T10">Un prédicat c’est l’évaluation d’une condition booléenne. Il peut prendre 2 valeurs, vrai ou <text:tab/>faux.</text:span></text:p>
      <text:p text:style-name="P4"/>
      <text:list xml:id="list154639976404791" text:continue-numbering="true" text:style-name="L1">
        <text:list-item>
          <text:p text:style-name="P33">Rappelez ce qu'est un connecteur et donnez les 3 connecteurs utilisables.</text:p>
        </text:list-item>
      </text:list>
      <text:p text:style-name="P4"/>
      <text:p text:style-name="P4"><text:tab/><text:span text:style-name="T10">Un connecteur est un prédicat composé qui intervient lorsqu’une comparaison simple n’est <text:tab/>suffisante. Les connecteurs sont ET OU et NON.</text:span></text:p>
      <text:p text:style-name="P4"/>
      <text:p text:style-name="P4">Soit l'algorithme suivant:</text:p>
      <text:p text:style-name="P14">val <text:span text:style-name="T1">entier</text:span></text:p>
      <text:p text:style-name="P14">Lire : val</text:p>
      <text:p text:style-name="P14">Si <text:span text:style-name="T13">(val&gt;=18)</text:span></text:p>
      <text:p text:style-name="P14">Alors</text:p>
      <text:p text:style-name="P14"><text:tab/>Ecrire: "majeur"</text:p>
      <text:p text:style-name="P14">Sinon</text:p>
      <text:p text:style-name="P14"><text:tab/>Ecrire: "mineur"</text:p>
      <text:p text:style-name="P14">FinSi</text:p>
      <text:p text:style-name="P4"/>
      <text:list xml:id="list104817000" text:style-name="L2">
        <text:list-item>
          <text:p text:style-name="P34">Surlignez en jaune le prédicat.</text:p>
        </text:list-item>
        <text:list-item>
          <text:p text:style-name="P34">Complétez le tableau suivant (relativement à l'algorithme fourni <text:span text:style-name="T3">précédemment</text:span>):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8">Valeur de val</text:p>
          </table:table-cell>
          <table:table-cell table:style-name="Tableau1.A1" office:value-type="string">
            <text:p text:style-name="P18">Valeur du prédicat</text:p>
          </table:table-cell>
          <table:table-cell table:style-name="Tableau1.C1" office:value-type="string">
            <text:p text:style-name="P18">Affichage</text:p>
          </table:table-cell>
        </table:table-row>
        <table:table-row>
          <table:table-cell table:style-name="Tableau1.A2" office:value-type="string">
            <text:p text:style-name="P17">19</text:p>
          </table:table-cell>
          <table:table-cell table:style-name="Tableau1.A2" office:value-type="string">
            <text:p text:style-name="P17">vrai</text:p>
          </table:table-cell>
          <table:table-cell table:style-name="Tableau1.C2" office:value-type="string">
            <text:p text:style-name="P17">majeur</text:p>
          </table:table-cell>
        </table:table-row>
        <table:table-row>
          <table:table-cell table:style-name="Tableau1.A2" office:value-type="string">
            <text:p text:style-name="P17">10</text:p>
          </table:table-cell>
          <table:table-cell table:style-name="Tableau1.A2" office:value-type="string">
            <text:p text:style-name="P31">faux</text:p>
          </table:table-cell>
          <table:table-cell table:style-name="Tableau1.C2" office:value-type="string">
            <text:p text:style-name="P31">mineur</text:p>
          </table:table-cell>
        </table:table-row>
        <table:table-row>
          <table:table-cell table:style-name="Tableau1.A2" office:value-type="string">
            <text:p text:style-name="P17">25</text:p>
          </table:table-cell>
          <table:table-cell table:style-name="Tableau1.A2" office:value-type="string">
            <text:p text:style-name="P31">vrai</text:p>
          </table:table-cell>
          <table:table-cell table:style-name="Tableau1.C2" office:value-type="string">
            <text:p text:style-name="P31">majeur</text:p>
          </table:table-cell>
        </table:table-row>
        <table:table-row>
          <table:table-cell table:style-name="Tableau1.A2" office:value-type="string">
            <text:p text:style-name="P17">18</text:p>
          </table:table-cell>
          <table:table-cell table:style-name="Tableau1.A2" office:value-type="string">
            <text:p text:style-name="P31">vrai</text:p>
          </table:table-cell>
          <table:table-cell table:style-name="Tableau1.C2" office:value-type="string">
            <text:p text:style-name="P31">majeur</text:p>
          </table:table-cell>
        </table:table-row>
      </table:table>
      <text:p text:style-name="P4"/>
      <text:list xml:id="list1061932316" text:style-name="L3">
        <text:list-item>
          <text:p text:style-name="P35">Complétez le tableau suivant: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9">Valeur de <text:span text:style-name="T2">note</text:span></text:p>
          </table:table-cell>
          <table:table-cell table:style-name="Tableau2.A1" office:value-type="string">
            <text:p text:style-name="P19"><text:span text:style-name="T2">Expression </text:span>du prédicat</text:p>
          </table:table-cell>
          <table:table-cell table:style-name="Tableau2.C1" office:value-type="string">
            <text:p text:style-name="P19">Affichage <text:span text:style-name="T2">si prédicat vrai</text:span></text:p>
          </table:table-cell>
        </table:table-row>
        <table:table-row>
          <table:table-cell table:style-name="Tableau2.A2" office:value-type="string">
            <text:p text:style-name="P24">Inférieur à 10</text:p>
          </table:table-cell>
          <table:table-cell table:style-name="Tableau2.A2" office:value-type="string">
            <text:p text:style-name="P24">( note &lt; 10 )</text:p>
          </table:table-cell>
          <table:table-cell table:style-name="Tableau2.C2" office:value-type="string">
            <text:p text:style-name="P24">bad</text:p>
          </table:table-cell>
        </table:table-row>
        <table:table-row>
          <table:table-cell table:style-name="Tableau2.A2" office:value-type="string">
            <text:p text:style-name="P24">Supérieur à 12</text:p>
          </table:table-cell>
          <table:table-cell table:style-name="Tableau2.A2" office:value-type="string">
            <text:p text:style-name="P31">(note &lt; 12)</text:p>
          </table:table-cell>
          <table:table-cell table:style-name="Tableau2.C2" office:value-type="string">
            <text:p text:style-name="P24">good</text:p>
          </table:table-cell>
        </table:table-row>
        <table:table-row>
          <table:table-cell table:style-name="Tableau2.A2" office:value-type="string">
            <text:p text:style-name="P24">Entre 10 et 12</text:p>
          </table:table-cell>
          <table:table-cell table:style-name="Tableau2.A2" office:value-type="string">
            <text:p text:style-name="P31">(note &gt;= 10) ET (note&lt;=12) </text:p>
          </table:table-cell>
          <table:table-cell table:style-name="Tableau2.C2" office:value-type="string">
            <text:p text:style-name="P24">neutre</text:p>
          </table:table-cell>
        </table:table-row>
      </table:table>
      <text:p text:style-name="P6"/>
      <text:p text:style-name="P6"/>
      <text:p text:style-name="P6"/>
      <text:p text:style-name="P6"/>
      <text:list xml:id="list1175300083" text:style-name="L4">
        <text:list-item>
          <text:p text:style-name="P36"><text:soft-page-break/>Donnez un algorithme demandant une note à l'utilisateur et répondant aux différentes <text:span text:style-name="T3">exigences</text:span> du tableau ci-dessus.</text:p>
        </text:list-item>
      </text:list>
      <text:p text:style-name="P9"/>
      <text:p text:style-name="P11">Note <text:span text:style-name="T1">réel</text:span></text:p>
      <text:p text:style-name="P12">Lire : Note</text:p>
      <text:p text:style-name="P12">Si (Note &lt;10)</text:p>
      <text:p text:style-name="P12">Alors</text:p>
      <text:p text:style-name="P12"><text:tab/>Ecrire : « BAD »</text:p>
      <text:p text:style-name="P12">Sinon</text:p>
      <text:p text:style-name="P12"><text:tab/>Si (Note &gt;12)</text:p>
      <text:p text:style-name="P12"><text:tab/>Alors</text:p>
      <text:p text:style-name="P12"><text:tab/><text:tab/>Ecrire « GOOD »</text:p>
      <text:p text:style-name="P12"><text:tab/>Sinon</text:p>
      <text:p text:style-name="P12"><text:tab/><text:tab/>Ecrire « NEUTRE »</text:p>
      <text:p text:style-name="P12"><text:tab/>FinSi</text:p>
      <text:p text:style-name="P12">FinSi</text:p>
      <text:p text:style-name="P10"/>
      <text:p text:style-name="P10"/>
      <text:list xml:id="list2677456689" text:style-name="L5">
        <text:list-item>
          <text:p text:style-name="P37">Complétez le tableau suivant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<text:span text:style-name="T2">Expression </text:span>du prédicat</text:p>
          </table:table-cell>
          <table:table-cell table:style-name="Tableau3.B1" office:value-type="string">
            <text:p text:style-name="P22">Expression inverse du prédicat</text:p>
          </table:table-cell>
        </table:table-row>
        <table:table-row>
          <table:table-cell table:style-name="Tableau3.A2" office:value-type="string">
            <text:p text:style-name="P25">( <text:span text:style-name="T3">x</text:span> &lt; 10 )</text:p>
          </table:table-cell>
          <table:table-cell table:style-name="Tableau3.B2" office:value-type="string">
            <text:p text:style-name="P27">(x &gt;= 10 )</text:p>
          </table:table-cell>
        </table:table-row>
        <table:table-row>
          <table:table-cell table:style-name="Tableau3.A2" office:value-type="string">
            <text:p text:style-name="P27">( a &gt; 5 ) ET ( a &lt;10 )</text:p>
          </table:table-cell>
          <table:table-cell table:style-name="Tableau3.B2" office:value-type="string">
            <text:p text:style-name="P27">( a &lt;= 5 ) OU ( a &gt;=10 )</text:p>
          </table:table-cell>
        </table:table-row>
        <table:table-row>
          <table:table-cell table:style-name="Tableau3.A2" office:value-type="string">
            <text:p text:style-name="P27">( z == 8 )</text:p>
          </table:table-cell>
          <table:table-cell table:style-name="Tableau3.B2" office:value-type="string">
            <text:p text:style-name="P27">(z != 8 )</text:p>
          </table:table-cell>
        </table:table-row>
        <table:table-row>
          <table:table-cell table:style-name="Tableau3.A2" office:value-type="string">
            <text:p text:style-name="P29">(a == 5) ET (b ==8)</text:p>
          </table:table-cell>
          <table:table-cell table:style-name="Tableau3.B2" office:value-type="string">
            <text:p text:style-name="P32">(a != 5) OU (b != 8)</text:p>
          </table:table-cell>
        </table:table-row>
        <table:table-row>
          <table:table-cell table:style-name="Tableau3.A2" office:value-type="string">
            <text:p text:style-name="P29">(x &lt; 0) OU (x &gt;10)</text:p>
          </table:table-cell>
          <table:table-cell table:style-name="Tableau3.B2" office:value-type="string">
            <text:p text:style-name="P32">(x &gt;= 0) ET (x&lt;=10)</text:p>
          </table:table-cell>
        </table:table-row>
        <table:table-row>
          <table:table-cell table:style-name="Tableau3.A2" office:value-type="string">
            <text:p text:style-name="P29">( la porte est ouverte)</text:p>
          </table:table-cell>
          <table:table-cell table:style-name="Tableau3.B2" office:value-type="string">
            <text:p text:style-name="P32">(la porte n’est pas ouverte)</text:p>
          </table:table-cell>
        </table:table-row>
        <table:table-row>
          <table:table-cell table:style-name="Tableau3.A2" office:value-type="string">
            <text:p text:style-name="P29">(j'ai compris) ET (c'est simple)</text:p>
          </table:table-cell>
          <table:table-cell table:style-name="Tableau3.B2" office:value-type="string">
            <text:p text:style-name="P32">(Je n’ai pas compris) OU (ce n’est pas simple)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24573745" text:style-name="L6">
        <text:list-item>
          <text:p text:style-name="P38"><text:soft-page-break/>Dans les exemples suivant donnez l'expression correspondant au prédicat de l'instruction "sinon".</text:p>
        </text:list-item>
      </text:list>
      <text:p text:style-name="P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1"><text:span text:style-name="T2">Expression </text:span>du prédicat</text:p>
          </table:table-cell>
          <table:table-cell table:style-name="Tableau4.B1" office:value-type="string">
            <text:p text:style-name="P23">Expression du prédicat <text:span text:style-name="T4">correspondant à sinon</text:span></text:p>
          </table:table-cell>
        </table:table-row>
        <table:table-row>
          <table:table-cell table:style-name="Tableau4.A2" office:value-type="string">
            <text:p text:style-name="P26"><text:span text:style-name="T4">si </text:span>( <text:span text:style-name="T3">x</text:span> &lt; 10 )</text:p>
            <text:p text:style-name="P30">alors ...</text:p>
            <text:p text:style-name="P30">sinon...</text:p>
            <text:p text:style-name="P30">finsi</text:p>
          </table:table-cell>
          <table:table-cell table:style-name="Tableau4.B2" office:value-type="string">
            <text:p text:style-name="P28"/>
            <text:p text:style-name="P28"/>
            <text:p text:style-name="P28">(x &gt;= 10 )</text:p>
          </table:table-cell>
        </table:table-row>
        <table:table-row>
          <table:table-cell table:style-name="Tableau4.A2" office:value-type="string">
            <text:p text:style-name="P26"><text:span text:style-name="T4">si </text:span>( <text:span text:style-name="T3">x</text:span> <text:span text:style-name="T4">==</text:span> 10 )</text:p>
            <text:p text:style-name="P30">alors ...</text:p>
            <text:p text:style-name="P30">sinon...</text:p>
            <text:p text:style-name="P30">finsi</text:p>
          </table:table-cell>
          <table:table-cell table:style-name="Tableau4.B2" office:value-type="string">
            <text:p text:style-name="P28"/>
            <text:p text:style-name="P28"/>
            <text:p text:style-name="P32">(x != 10)</text:p>
          </table:table-cell>
        </table:table-row>
        <table:table-row>
          <table:table-cell table:style-name="Tableau4.A2" office:value-type="string">
            <text:p text:style-name="P26"><text:span text:style-name="T4">si </text:span>( <text:span text:style-name="T4">age</text:span> <text:span text:style-name="T4">&gt;=18</text:span> ) <text:span text:style-name="T4">ET ( nom == "bernard" )</text:span></text:p>
            <text:p text:style-name="P30">alors ...</text:p>
            <text:p text:style-name="P30">sinon...</text:p>
            <text:p text:style-name="P30">finsi</text:p>
          </table:table-cell>
          <table:table-cell table:style-name="Tableau4.B2" office:value-type="string">
            <text:p text:style-name="P28"/>
            <text:p text:style-name="P28"/>
            <text:p text:style-name="P32">(age &lt; 18) OU (nom != « bernard »)</text:p>
          </table:table-cell>
        </table:table-row>
        <table:table-row>
          <table:table-cell table:style-name="Tableau4.A2" office:value-type="string">
            <text:p text:style-name="P26"><text:span text:style-name="T4">si </text:span>( <text:span text:style-name="T4">age</text:span> <text:span text:style-name="T4">&gt;=18</text:span> ) <text:span text:style-name="T4">OU ( nom == "bernard" )</text:span></text:p>
            <text:p text:style-name="P30">alors ...</text:p>
            <text:p text:style-name="P30">sinon...</text:p>
            <text:p text:style-name="P30">finsi</text:p>
          </table:table-cell>
          <table:table-cell table:style-name="Tableau4.B2" office:value-type="string">
            <text:p text:style-name="P32"/>
            <text:p text:style-name="P32"/>
            <text:p text:style-name="P32">(age &lt; 18) ET (nom != « bernard »)</text:p>
          </table:table-cell>
        </table:table-row>
      </table:table>
      <text:p text:style-name="P7"/>
      <text:list xml:id="list2453189104" text:style-name="L7">
        <text:list-item>
          <text:p text:style-name="P50">Que donnera l'algorithme suivant si je donne les notes</text:p>
          <text:list>
            <text:list-item>
              <text:p text:style-name="P39">5 <text:s text:c="3"/>« <text:span text:style-name="T11">I don’t know »</text:span></text:p>
            </text:list-item>
            <text:list-item>
              <text:p text:style-name="P39">12 <text:s/>« <text:span text:style-name="T11">I don’t know »</text:span></text:p>
            </text:list-item>
            <text:list-item>
              <text:p text:style-name="P39">15 <text:s/>« <text:span text:style-name="T11">I don’t know »</text:span></text:p>
            </text:list-item>
            <text:list-item>
              <text:p text:style-name="P40">10 <text:s/>« <text:span text:style-name="T11">I don’t know »</text:span></text:p>
              <text:p text:style-name="P42"><text:span text:style-name="T11">T</text:span><text:span text:style-name="T8">ous simplement parce que la note rentrée par l’utilisateur est stockée dans la variable val et non dans la variable note</text:span></text:p>
            </text:list-item>
          </text:list>
        </text:list-item>
        <text:list-item>
          <text:p text:style-name="P43">Ecrivez en rouge à coté de chaque "Sinon" l'expression du prédicat correspondant.</text:p>
        </text:list-item>
      </text:list>
      <text:p text:style-name="P15"><text:span text:style-name="T4">note</text:span> <text:span text:style-name="T1">entier</text:span></text:p>
      <text:p text:style-name="P15">Lire : val</text:p>
      <text:p text:style-name="P15">Si (<text:span text:style-name="T4">note&lt;10</text:span>)</text:p>
      <text:p text:style-name="P15">Alors</text:p>
      <text:p text:style-name="P15"><text:tab/>Ecrire: "<text:span text:style-name="T4">bad</text:span>"</text:p>
      <text:p text:style-name="P15">Sinon <text:span text:style-name="T14">(note &gt;=10)</text:span></text:p>
      <text:p text:style-name="P15"><text:tab/><text:span text:style-name="T4">Si (note &gt;10)</text:span></text:p>
      <text:p text:style-name="P15"><text:tab/><text:span text:style-name="T4">Alors</text:span></text:p>
      <text:p text:style-name="P15"><text:tab/><text:tab/>Ecrire: "<text:span text:style-name="T4">good</text:span>"</text:p>
      <text:p text:style-name="P15"><text:tab/><text:span text:style-name="T4">Sinon </text:span><text:span text:style-name="T15">(note ==10)</text:span></text:p>
      <text:p text:style-name="P15"><text:tab/><text:tab/><text:span text:style-name="T4">Si (note==10)</text:span></text:p>
      <text:p text:style-name="P15"><text:tab/><text:tab/><text:span text:style-name="T4">Alors</text:span></text:p>
      <text:p text:style-name="P15"><text:tab/><text:tab/><text:tab/><text:span text:style-name="T4">Ecrire: "average"</text:span></text:p>
      <text:p text:style-name="P15"><text:tab/><text:tab/><text:span text:style-name="T4">Sinon</text:span></text:p>
      <text:p text:style-name="P15"><text:tab/><text:tab/><text:tab/><text:span text:style-name="T4">Ecrire: "i don't know"</text:span></text:p>
      <text:p text:style-name="P15"><text:tab/><text:tab/><text:span text:style-name="T4">FinSi</text:span></text:p>
      <text:p text:style-name="P15"><text:tab/><text:span text:style-name="T4">FinSi</text:span></text:p>
      <text:p text:style-name="P15">FinSi</text:p>
      <text:list xml:id="list4018440044" text:style-name="L8">
        <text:list-item>
          <text:p text:style-name="P41">Proposez une version plus "intelligente" de l'algorithme précédent.</text:p>
        </text:list-item>
      </text:list>
      <text:p text:style-name="P8"/>
      <text:p text:style-name="P13"/>
      <text:p text:style-name="P13"/>
      <text:p text:style-name="P46"><text:span text:style-name="T16">n</text:span>ote <text:span text:style-name="T1">réel</text:span></text:p>
      <text:p text:style-name="P47">Lire : note</text:p>
      <text:p text:style-name="P47"/>
      <text:p text:style-name="P47">Si (note &lt;10)</text:p>
      <text:p text:style-name="P47">Alors</text:p>
      <text:p text:style-name="P47"><text:tab/>Ecrire « bad »</text:p>
      <text:p text:style-name="P47">Sinon</text:p>
      <text:p text:style-name="P47"><text:tab/>Si (note &gt;10)</text:p>
      <text:p text:style-name="P47"><text:tab/>Alors Ecrire « good »</text:p>
      <text:p text:style-name="P47"><text:tab/>Sinon</text:p>
      <text:p text:style-name="P47"><text:tab/><text:tab/>Ecrire « average »</text:p>
      <text:p text:style-name="P47"><text:tab/>FinSi</text:p>
      <text:p text:style-name="P47">FinSi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On souhaite réaliser une application permettant de faire des opérations mathématique basiques sur 2 nombres.</text:p>
      <text:p text:style-name="P8">L'utilisateur saisie 2 nombres, puis un menu apparaît permettant, en fonction du choix de l'utilisateur, d'afficher le résultat de :</text:p>
      <text:list xml:id="list1650928744" text:style-name="L9">
        <text:list-item>
          <text:p text:style-name="P44">l'addition des deux nombres</text:p>
        </text:list-item>
        <text:list-item>
          <text:p text:style-name="P44">la soustraction des deux nombres</text:p>
        </text:list-item>
        <text:list-item>
          <text:p text:style-name="P44">la multiplication des deux nombres</text:p>
        </text:list-item>
      </text:list>
      <text:p text:style-name="P8">Le visuel sera la suivant <text:span text:style-name="T7">(ce qu'a tapé l'utilisateur est en magenta)</text:span> :</text:p>
      <text:p text:style-name="P16">Donnez le nombre 1 : <text:span text:style-name="T6">7</text:span></text:p>
      <text:p text:style-name="P16">Donnez le nombre 2 : <text:span text:style-name="T6">6</text:span></text:p>
      <text:p text:style-name="P16">1 – Addition</text:p>
      <text:p text:style-name="P16">2 – Soustraction</text:p>
      <text:p text:style-name="P16">3 – Multiplication</text:p>
      <text:p text:style-name="P16">Quel est votre choix ? <text:span text:style-name="T6">1</text:span></text:p>
      <text:p text:style-name="P16">Le résultat est : 13</text:p>
      <text:list xml:id="list3965927142" text:style-name="L10">
        <text:list-item>
          <text:p text:style-name="P45">Donnez l'algorithme permettant de réaliser cette application (vous devrez utilisez la structure conditionnelle "cas parmi" pour gérer le choix du menu).</text:p>
        </text:list-item>
      </text:list>
      <text:p text:style-name="P8"/>
      <text:p text:style-name="P8"/>
      <text:p text:style-name="P47">N1 <text:span text:style-name="T1">entier</text:span></text:p>
      <text:p text:style-name="P47">N2 <text:span text:style-name="T1">entier</text:span></text:p>
      <text:p text:style-name="P48">choix <text:span text:style-name="T1">entier</text:span></text:p>
      <text:p text:style-name="P49">resultat<text:span text:style-name="T1"> entier</text:span></text:p>
      <text:p text:style-name="P48"/>
      <text:p text:style-name="P48">Ecrire « Donnez le nombre 1 »</text:p>
      <text:p text:style-name="P48">Lire N1</text:p>
      <text:p text:style-name="P48">Ecrire « Donnez le nombre 2 »</text:p>
      <text:p text:style-name="P48">Lire N2</text:p>
      <text:p text:style-name="P48"/>
      <text:p text:style-name="P48">Ecrire « 1-Addition »</text:p>
      <text:p text:style-name="P48">Ecrire « 2-Soustraction »</text:p>
      <text:p text:style-name="P48">Ecrire « 3-Multiplication »</text:p>
      <text:p text:style-name="P49">Ecrire « Quel est votre choix ? »</text:p>
      <text:p text:style-name="P48">Lire choix</text:p>
      <text:p text:style-name="P48"/>
      <text:p text:style-name="P48">Cas choix parmi</text:p>
      <text:p text:style-name="P48">‘<text:span text:style-name="T17">1’ : resultat = N1+N2</text:span></text:p>
      <text:p text:style-name="P48">‘<text:span text:style-name="T17">2’ : resultat = N1-N2</text:span></text:p>
      <text:p text:style-name="P48">‘<text:span text:style-name="T17">3’ : resultat = N1*N2</text:span></text:p>
      <text:p text:style-name="P48"/>
      <text:p text:style-name="P49">Ecrire « Le résultat est : » + resultat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19T17:30:34.756051412</meta:creation-date>
    <dc:date>2020-10-02T15:46:38.326630051</dc:date>
    <meta:editing-duration>PT1H20M9S</meta:editing-duration>
    <meta:editing-cycles>20</meta:editing-cycles>
    <meta:generator>LibreOffice/6.3.5.2$Linux_X86_64 LibreOffice_project/30$Build-2</meta:generator>
    <meta:document-statistic meta:table-count="4" meta:image-count="0" meta:object-count="0" meta:page-count="5" meta:paragraph-count="171" meta:word-count="759" meta:character-count="3927" meta:non-whitespace-character-count="3305"/>
  </office:meta>
</office:document-meta>
</file>